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Question 1</text:p>
      <text:p text:style-name="Normal"><text:span text:style-name="T2">5ms</text:span></text:p>
      <text:p text:style-name="Normal">936 <text:s text:c="2"/>49552.69379896947</text:p>
      <text:p text:style-name="Normal">1175 <text:s text:c="2"/>68618.286977957</text:p>
      <text:p text:style-name="Normal">926 <text:s text:c="2"/>49001.96776867693</text:p>
      <text:p text:style-name="Normal">1039 <text:s text:c="2"/>66724.99740940453</text:p>
      <text:p text:style-name="Normal">1059 <text:s text:c="2"/>69560.80667948155</text:p>
      <text:p text:style-name="P3">10</text:p>
      <text:p text:style-name="Normal">657 <text:s text:c="2"/>59390.10690010367</text:p>
      <text:p text:style-name="Normal">641 <text:s text:c="2"/>61798.81310275294</text:p>
      <text:p text:style-name="Normal">615 <text:s text:c="2"/>48584.14069961949</text:p>
      <text:p text:style-name="Normal">617 <text:s text:c="2"/>40118.37151764945</text:p>
      <text:p text:style-name="Normal">617 <text:s text:c="2"/>63240.975072054345</text:p>
      <text:p text:style-name="P4">15</text:p>
      <text:p text:style-name="Normal">93 <text:s text:c="2"/>60285.377902559696</text:p>
      <text:p text:style-name="Normal">117 <text:s text:c="2"/>65100.69041534575</text:p>
      <text:p text:style-name="Normal">204 <text:s text:c="2"/>49318.53898103738</text:p>
      <text:p text:style-name="Normal">141 <text:s text:c="2"/>45233.680338377875</text:p>
      <text:p text:style-name="Normal">125 <text:s text:c="2"/>53278.00374905187</text:p>
      <text:p text:style-name="P5">20</text:p>
      <text:p text:style-name="P6"/>
      <text:p text:style-name="P7">25</text:p>
      <text:p text:style-name="P8"/>
      <text:p text:style-name="P9">30</text:p>
      <text:p text:style-name="P10"/>
      <text:p text:style-name="P11">40</text:p>
      <text:p text:style-name="P12"/>
      <text:p text:style-name="P13">50</text:p>
      <text:p text:style-name="P14"/>
      <text:p text:style-name="P15">75</text:p>
      <text:p text:style-name="P16"/>
      <text:soft-page-break/>
      <text:p text:style-name="P17">100</text:p>
      <text:p text:style-name="P18"/>
      <text:p text:style-name="P19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Raw Dat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 Jacob</meta:initial-creator>
    <dc:creator>Samuel Jacob</dc:creator>
    <meta:creation-date>2022-11-01T15:32:00Z</meta:creation-date>
    <dc:date>2022-11-01T15:35:00Z</dc:date>
    <meta:template xlink:href="Normal.dotm" xlink:type="simple"/>
    <meta:editing-cycles>3</meta:editing-cycles>
    <meta:editing-duration>PT180S</meta:editing-duration>
    <meta:document-statistic meta:page-count="2" meta:paragraph-count="1" meta:word-count="62" meta:character-count="416" meta:row-count="2" meta:non-whitespace-character-count="355"/>
  </office:meta>
</office:document-meta>
</file>